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1cm"/>
    </style:style>
    <style:style style:name="gr2" style:family="graphic" style:parent-style-name="standard">
      <style:graphic-properties draw:stroke="none" svg:stroke-color="#000000" draw:fill="none" draw:fill-color="#ffffff" fo:min-height="0.271cm"/>
    </style:style>
    <style:style style:name="co1" style:family="table-column">
      <style:table-column-properties style:column-width="3.571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4.554cm" style:use-optimal-column-width="false"/>
    </style:style>
    <style:style style:name="co4" style:family="table-column">
      <style:table-column-properties style:column-width="4.705cm" style:use-optimal-column-width="false"/>
    </style:style>
    <style:style style:name="ro1" style:family="table-row">
      <style:table-row-properties style:row-height="0.473cm"/>
    </style:style>
    <style:style style:name="ro2" style:family="table-row">
      <style:table-row-properties style:row-height="0.499cm"/>
    </style:style>
    <style:style style:name="ro3" style:family="table-row">
      <style:table-row-properties style:row-height="0.6cm"/>
    </style:style>
    <style:style style:name="ce1" style:family="table-cell">
      <style:graphic-properties style:repeat="repeat"/>
      <style:text-properties fo:font-family="'Hiragino Maru Gothic ProN'" style:font-family-generic="swiss" style:font-pitch="variable" fo:font-size="6pt" style:font-family-asian="'Hiragino Maru Gothic ProN'" style:font-family-generic-asian="swiss" style:font-pitch-asian="variable" style:font-size-asian="6pt" style:font-size-complex="6pt"/>
    </style:style>
    <style:style style:name="ce2" style:family="table-cell">
      <style:graphic-properties style:repeat="repeat"/>
      <style:text-properties fo:font-family="'Hiragino Maru Gothic ProN'" style:font-family-generic="swiss" style:font-pitch="variable" fo:font-size="6pt" style:font-size-asian="6pt" style:font-size-complex="6pt"/>
    </style:style>
    <style:style style:name="P1" style:family="paragraph">
      <style:text-properties fo:font-family="'Hiragino Maru Gothic ProN'" style:font-family-generic="swiss" style:font-pitch="variable" fo:font-size="6pt" style:font-family-asian="'Hiragino Maru Gothic ProN'" style:font-family-generic-asian="swiss" style:font-pitch-asian="variable" style:font-size-asian="6pt" style:font-size-complex="6pt"/>
    </style:style>
    <style:style style:name="P2" style:family="paragraph">
      <style:text-properties fo:font-family="'Hiragino Maru Gothic ProN'" style:font-family-generic="swiss" style:font-pitch="variable" fo:font-size="6pt" style:font-size-asian="6pt" style:font-size-complex="6pt"/>
    </style:style>
    <style:style style:name="P3" style:family="paragraph">
      <style:text-properties fo:font-family="'Hiragino Maru Gothic ProN'" style:font-family-generic="swiss" style:font-pitch="variable" style:font-family-asian="'Hiragino Maru Gothic ProN'" style:font-family-generic-asian="swiss" style:font-pitch-asian="variable"/>
    </style:style>
    <style:style style:name="T1" style:family="text">
      <style:text-properties fo:font-family="'Hiragino Maru Gothic ProN'" style:font-family-generic="swiss" style:font-pitch="variable" style:font-family-asian="'Hiragino Maru Gothic ProN'" style:font-family-generic-asian="swiss" style:font-pitch-asian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6.949cm" svg:height="24.36cm" svg:x="1.211cm" svg:y="2.674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機能</text:p>
              </table:table-cell>
              <table:table-cell>
                <text:p text:style-name="P1">キー</text:p>
              </table:table-cell>
            </table:table-row>
            <table:table-row table:style-name="ro1" table:default-cell-style-name="ce1">
              <table:table-cell>
                <text:p text:style-name="P1">ズームイン</text:p>
              </table:table-cell>
              <table:table-cell>
                <text:p text:style-name="P1">Cmd++</text:p>
              </table:table-cell>
            </table:table-row>
            <table:table-row table:style-name="ro1" table:default-cell-style-name="ce1">
              <table:table-cell>
                <text:p text:style-name="P1">ズームアウト</text:p>
              </table:table-cell>
              <table:table-cell>
                <text:p text:style-name="P1">Cmd+-</text:p>
              </table:table-cell>
            </table:table-row>
            <table:table-row table:style-name="ro1" table:default-cell-style-name="ce1">
              <table:table-cell>
                <text:p text:style-name="P1">Zoom Redraw</text:p>
              </table:table-cell>
              <table:table-cell>
                <text:p text:style-name="P1">Cmd+R</text:p>
              </table:table-cell>
            </table:table-row>
            <table:table-row table:style-name="ro1" table:default-cell-style-name="ce1">
              <table:table-cell>
                <text:p text:style-name="P1">Zoom Center</text:p>
              </table:table-cell>
              <table:table-cell>
                <text:p text:style-name="P1">F4</text:p>
              </table:table-cell>
            </table:table-row>
            <table:table-row table:style-name="ro1" table:default-cell-style-name="ce1">
              <table:table-cell>
                <text:p text:style-name="P1">自動ズーム</text:p>
              </table:table-cell>
              <table:table-cell>
                <text:p text:style-name="P1">Cmd+0</text:p>
              </table:table-cell>
            </table:table-row>
            <table:table-row table:style-name="ro1" table:default-cell-style-name="ce1">
              <table:table-cell>
                <text:p text:style-name="P1">Reset Local Coordinates</text:p>
              </table:table-cell>
              <table:table-cell>
                <text:p text:style-name="P1">Space</text:p>
              </table:table-cell>
            </table:table-row>
            <table:table-row table:style-name="ro1" table:default-cell-style-name="ce1">
              <table:table-cell>
                <text:p text:style-name="P1">Edit Item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1">
              <table:table-cell>
                <text:p text:style-name="P1">Delete Item</text:p>
              </table:table-cell>
              <table:table-cell>
                <text:p text:style-name="P1">Del</text:p>
              </table:table-cell>
            </table:table-row>
            <table:table-row table:style-name="ro1" table:default-cell-style-name="ce1">
              <table:table-cell>
                <text:p text:style-name="P1">Rotate Item</text:p>
              </table:table-cell>
              <table:table-cell>
                <text:p text:style-name="P1">R</text:p>
              </table:table-cell>
            </table:table-row>
            <table:table-row table:style-name="ro1" table:default-cell-style-name="ce1">
              <table:table-cell>
                <text:p text:style-name="P1">Drag Item</text:p>
              </table:table-cell>
              <table:table-cell>
                <text:p text:style-name="P1">G</text:p>
              </table:table-cell>
            </table:table-row>
            <table:table-row table:style-name="ro1" table:default-cell-style-name="ce1">
              <table:table-cell>
                <text:p text:style-name="P1">元に戻す</text:p>
              </table:table-cell>
              <table:table-cell>
                <text:p text:style-name="P1">Cmd+Z</text:p>
              </table:table-cell>
            </table:table-row>
            <table:table-row table:style-name="ro1" table:default-cell-style-name="ce1">
              <table:table-cell>
                <text:p text:style-name="P1">Redo</text:p>
              </table:table-cell>
              <table:table-cell>
                <text:p text:style-name="P1">Cmd+Shift+Z</text:p>
              </table:table-cell>
            </table:table-row>
            <table:table-row table:style-name="ro1" table:default-cell-style-name="ce1">
              <table:table-cell>
                <text:p text:style-name="P1">Mouse Left Click</text:p>
              </table:table-cell>
              <table:table-cell>
                <text:p text:style-name="P1">Return</text:p>
              </table:table-cell>
            </table:table-row>
            <table:table-row table:style-name="ro1" table:default-cell-style-name="ce1">
              <table:table-cell>
                <text:p text:style-name="P1">Mouse Left Double Click</text:p>
              </table:table-cell>
              <table:table-cell>
                <text:p text:style-name="P1">End</text:p>
              </table:table-cell>
            </table:table-row>
            <table:table-row table:style-name="ro1" table:default-cell-style-name="ce1">
              <table:table-cell>
                <text:p text:style-name="P1">Save Schematic</text:p>
              </table:table-cell>
              <table:table-cell>
                <text:p text:style-name="P1">Cmd+S</text:p>
              </table:table-cell>
            </table:table-row>
            <table:table-row table:style-name="ro1" table:default-cell-style-name="ce1">
              <table:table-cell>
                <text:p text:style-name="P1">Load Schematic</text:p>
              </table:table-cell>
              <table:table-cell>
                <text:p text:style-name="P1">Cmd+L</text:p>
              </table:table-cell>
            </table:table-row>
            <table:table-row table:style-name="ro1" table:default-cell-style-name="ce1">
              <table:table-cell>
                <text:p text:style-name="P1">アイテム検索</text:p>
              </table:table-cell>
              <table:table-cell>
                <text:p text:style-name="P1">Cmd+F</text:p>
              </table:table-cell>
            </table:table-row>
            <table:table-row table:style-name="ro1" table:default-cell-style-name="ce1">
              <table:table-cell>
                <text:p text:style-name="P1">Find Next Item</text:p>
              </table:table-cell>
              <table:table-cell>
                <text:p text:style-name="P1">F5</text:p>
              </table:table-cell>
            </table:table-row>
            <table:table-row table:style-name="ro1" table:default-cell-style-name="ce1">
              <table:table-cell>
                <text:p text:style-name="P1">Find Next DRC Marker</text:p>
              </table:table-cell>
              <table:table-cell>
                <text:p text:style-name="P1">Shift+F5</text:p>
              </table:table-cell>
            </table:table-row>
            <table:table-row table:style-name="ro1" table:default-cell-style-name="ce1">
              <table:table-cell>
                <text:p text:style-name="P1">検索と置換</text:p>
              </table:table-cell>
              <table:table-cell>
                <text:p text:style-name="P1">Cmd+Alt+F</text:p>
              </table:table-cell>
            </table:table-row>
            <table:table-row table:style-name="ro2" table:default-cell-style-name="ce1">
              <table:table-cell>
                <text:p text:style-name="P1">Repeat Last Item</text:p>
              </table:table-cell>
              <table:table-cell>
                <text:p text:style-name="P1">Ins</text:p>
              </table:table-cell>
            </table:table-row>
            <table:table-row table:style-name="ro2" table:default-cell-style-name="ce1">
              <table:table-cell>
                <text:p text:style-name="P1">Move Block → Drag Block</text:p>
              </table:table-cell>
              <table:table-cell>
                <text:p text:style-name="P1">Tab</text:p>
              </table:table-cell>
            </table:table-row>
            <table:table-row table:style-name="ro1" table:default-cell-style-name="ce1">
              <table:table-cell>
                <text:p text:style-name="P1">ブロックを保存</text:p>
              </table:table-cell>
              <table:table-cell>
                <text:p text:style-name="P1">Cmd+C</text:p>
              </table:table-cell>
            </table:table-row>
            <table:table-row table:style-name="ro1" table:default-cell-style-name="ce1">
              <table:table-cell>
                <text:p text:style-name="P1">Move Schematic Item</text:p>
              </table:table-cell>
              <table:table-cell>
                <text:p text:style-name="P1">M</text:p>
              </table:table-cell>
            </table:table-row>
            <table:table-row table:style-name="ro1" table:default-cell-style-name="ce1">
              <table:table-cell>
                <text:p text:style-name="P1">Copy Component or Label</text:p>
              </table:table-cell>
              <table:table-cell>
                <text:p text:style-name="P1">C</text:p>
              </table:table-cell>
            </table:table-row>
            <table:table-row table:style-name="ro1" table:default-cell-style-name="ce1">
              <table:table-cell>
                <text:p text:style-name="P1">Add Component</text:p>
              </table:table-cell>
              <table:table-cell>
                <text:p text:style-name="P1">A</text:p>
              </table:table-cell>
            </table:table-row>
            <table:table-row table:style-name="ro1" table:default-cell-style-name="ce1">
              <table:table-cell>
                <text:p text:style-name="P1">Add Power</text:p>
              </table:table-cell>
              <table:table-cell>
                <text:p text:style-name="P1">P</text:p>
              </table:table-cell>
            </table:table-row>
            <table:table-row table:style-name="ro1" table:default-cell-style-name="ce1">
              <table:table-cell>
                <text:p text:style-name="P1">X軸で反転</text:p>
              </table:table-cell>
              <table:table-cell>
                <text:p text:style-name="P1">X</text:p>
              </table:table-cell>
            </table:table-row>
            <table:table-row table:style-name="ro1" table:default-cell-style-name="ce1">
              <table:table-cell>
                <text:p text:style-name="P1">Y軸で反転</text:p>
              </table:table-cell>
              <table:table-cell>
                <text:p text:style-name="P1">Y</text:p>
              </table:table-cell>
            </table:table-row>
            <table:table-row table:style-name="ro1" table:default-cell-style-name="ce1">
              <table:table-cell>
                <text:p text:style-name="P1">Orient Normal Component</text:p>
              </table:table-cell>
              <table:table-cell>
                <text:p text:style-name="P1">N</text:p>
              </table:table-cell>
            </table:table-row>
            <table:table-row table:style-name="ro1" table:default-cell-style-name="ce2">
              <table:table-cell>
                <text:p text:style-name="P2">Edit Component Value</text:p>
              </table:table-cell>
              <table:table-cell>
                <text:p text:style-name="P2">V</text:p>
              </table:table-cell>
            </table:table-row>
            <table:table-row table:style-name="ro1" table:default-cell-style-name="ce2">
              <table:table-cell>
                <text:p text:style-name="P2">Edit Component Reference</text:p>
              </table:table-cell>
              <table:table-cell>
                <text:p text:style-name="P2">U</text:p>
              </table:table-cell>
            </table:table-row>
            <table:table-row table:style-name="ro1" table:default-cell-style-name="ce2">
              <table:table-cell>
                <text:p text:style-name="P2">Edit Component Footprint</text:p>
              </table:table-cell>
              <table:table-cell>
                <text:p text:style-name="P2">F</text:p>
              </table:table-cell>
            </table:table-row>
            <table:table-row table:style-name="ro1" table:default-cell-style-name="ce2">
              <table:table-cell>
                <text:p text:style-name="P2">Edit With Component Editor</text:p>
              </table:table-cell>
              <table:table-cell>
                <text:p text:style-name="P2">Cmd+E</text:p>
              </table:table-cell>
            </table:table-row>
            <table:table-row table:style-name="ro1" table:default-cell-style-name="ce2">
              <table:table-cell>
                <text:p text:style-name="P2">配線の開始</text:p>
              </table:table-cell>
              <table:table-cell>
                <text:p text:style-name="P2">W</text:p>
              </table:table-cell>
            </table:table-row>
            <table:table-row table:style-name="ro1" table:default-cell-style-name="ce2">
              <table:table-cell>
                <text:p text:style-name="P2">バスの開始</text:p>
              </table:table-cell>
              <table:table-cell>
                <text:p text:style-name="P2">B</text:p>
              </table:table-cell>
            </table:table-row>
            <table:table-row table:style-name="ro1" table:default-cell-style-name="ce2">
              <table:table-cell>
                <text:p text:style-name="P2">End Line Wire Bus</text:p>
              </table:table-cell>
              <table:table-cell>
                <text:p text:style-name="P2">K</text:p>
              </table:table-cell>
            </table:table-row>
            <table:table-row table:style-name="ro1" table:default-cell-style-name="ce2">
              <table:table-cell>
                <text:p text:style-name="P2">ラベルを追加</text:p>
              </table:table-cell>
              <table:table-cell>
                <text:p text:style-name="P2">L</text:p>
              </table:table-cell>
            </table:table-row>
            <table:table-row table:style-name="ro3" table:default-cell-style-name="ce2">
              <table:table-cell>
                <text:p text:style-name="P2">Add Hierarchical Label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グローバルラベルを追加</text:p>
              </table:table-cell>
              <table:table-cell>
                <text:p text:style-name="P2">Cmd+H</text:p>
              </table:table-cell>
            </table:table-row>
            <table:table-row table:style-name="ro1" table:default-cell-style-name="ce2">
              <table:table-cell>
                <text:p text:style-name="P2">ジャンクッションを追加</text:p>
              </table:table-cell>
              <table:table-cell>
                <text:p text:style-name="P2">J</text:p>
              </table:table-cell>
            </table:table-row>
            <table:table-row table:style-name="ro1" table:default-cell-style-name="ce2">
              <table:table-cell>
                <text:p text:style-name="P2">Add No Connect Flag</text:p>
              </table:table-cell>
              <table:table-cell>
                <text:p text:style-name="P2">Q</text:p>
              </table:table-cell>
            </table:table-row>
            <table:table-row table:style-name="ro1" table:default-cell-style-name="ce2">
              <table:table-cell>
                <text:p text:style-name="P2">Add Sheet</text:p>
              </table:table-cell>
              <table:table-cell>
                <text:p text:style-name="P2">S</text:p>
              </table:table-cell>
            </table:table-row>
            <table:table-row table:style-name="ro1" table:default-cell-style-name="ce2">
              <table:table-cell>
                <text:p text:style-name="P2">Add Wire Entry</text:p>
              </table:table-cell>
              <table:table-cell>
                <text:p text:style-name="P2">Z</text:p>
              </table:table-cell>
            </table:table-row>
            <table:table-row table:style-name="ro1" table:default-cell-style-name="ce2">
              <table:table-cell>
                <text:p text:style-name="P2">Add Bus Entry</text:p>
              </table:table-cell>
              <table:table-cell>
                <text:p text:style-name="P2">/</text:p>
              </table:table-cell>
            </table:table-row>
            <table:table-row table:style-name="ro1" table:default-cell-style-name="ce2">
              <table:table-cell>
                <text:p text:style-name="P2">Add Graphic PolyLine</text:p>
              </table:table-cell>
              <table:table-cell>
                <text:p text:style-name="P2">I</text:p>
              </table:table-cell>
            </table:table-row>
            <table:table-row table:style-name="ro1" table:default-cell-style-name="ce2">
              <table:table-cell>
                <text:p text:style-name="P2">Add Graphic Text</text:p>
              </table:table-cell>
              <table:table-cell>
                <text:p text:style-name="P2">T</text:p>
              </table:table-cell>
            </table:table-row>
            <table:table-row table:style-name="ro1" table:default-cell-style-name="ce2">
              <table:table-cell>
                <text:p text:style-name="P2">シートから抜ける</text:p>
              </table:table-cell>
              <table:table-cell>
                <text:p text:style-name="P2">Alt+BkSp</text:p>
              </table:table-cell>
            </table:table-row>
            <table:table-row table:style-name="ro1" table:default-cell-style-name="ce2">
              <table:table-cell>
                <text:p text:style-name="P2">ノードを削除</text:p>
              </table:table-cell>
              <table:table-cell>
                <text:p text:style-name="P2">BkSp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cm" svg:height="0.886cm" svg:x="1.2cm" svg:y="1.4cm">
          <draw:text-box>
            <text:p text:style-name="P3"><text:span text:style-name="T1">Eeschema:</text:span><text:span text:style-name="T1">回路図エディタ</text:span></text:p>
          </draw:text-box>
        </draw:frame>
      </draw:page>
      <draw:page draw:name="page2" draw:style-name="dp1" draw:master-page-name="標準">
        <draw:frame draw:style-name="standard" draw:layer="layout" svg:width="7.932cm" svg:height="18.177cm" svg:x="10.094cm" svg:y="2.649cm">
          <table:table table:template-name="lightblue" table:use-first-row-styles="true" table:use-banding-rows-styles="true"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1">機能</text:p>
              </table:table-cell>
              <table:table-cell>
                <text:p text:style-name="P1">キー</text:p>
              </table:table-cell>
            </table:table-row>
            <table:table-row table:style-name="ro1" table:default-cell-style-name="ce1">
              <table:table-cell>
                <text:p text:style-name="P1">Switch to Inner layer 6</text:p>
              </table:table-cell>
              <table:table-cell>
                <text:p text:style-name="P1">Shift+F6</text:p>
              </table:table-cell>
            </table:table-row>
            <table:table-row table:style-name="ro1" table:default-cell-style-name="ce1">
              <table:table-cell>
                <text:p text:style-name="P1">Switch to Component(F.Cu) layer</text:p>
              </table:table-cell>
              <table:table-cell>
                <text:p text:style-name="P1">PgUp</text:p>
              </table:table-cell>
            </table:table-row>
            <table:table-row table:style-name="ro1" table:default-cell-style-name="ce1">
              <table:table-cell>
                <text:p text:style-name="P1">Switch to Next Layer</text:p>
              </table:table-cell>
              <table:table-cell>
                <text:p text:style-name="P1">+</text:p>
              </table:table-cell>
            </table:table-row>
            <table:table-row table:style-name="ro1" table:default-cell-style-name="ce1">
              <table:table-cell>
                <text:p text:style-name="P1">Switch to Previous Layer</text:p>
              </table:table-cell>
              <table:table-cell>
                <text:p text:style-name="P1">-</text:p>
              </table:table-cell>
            </table:table-row>
            <table:table-row table:style-name="ro1" table:default-cell-style-name="ce1">
              <table:table-cell>
                <text:p text:style-name="P1">Add Footprint</text:p>
              </table:table-cell>
              <table:table-cell>
                <text:p text:style-name="P1">O</text:p>
              </table:table-cell>
            </table:table-row>
            <table:table-row table:style-name="ro1" table:default-cell-style-name="ce1">
              <table:table-cell>
                <text:p text:style-name="P1">Switch Track Width to Next</text:p>
              </table:table-cell>
              <table:table-cell>
                <text:p text:style-name="P1">W</text:p>
              </table:table-cell>
            </table:table-row>
            <table:table-row table:style-name="ro1" table:default-cell-style-name="ce1">
              <table:table-cell>
                <text:p text:style-name="P1">Switch Track Width To Previous</text:p>
              </table:table-cell>
              <table:table-cell>
                <text:p text:style-name="P1">Cmd+W</text:p>
              </table:table-cell>
            </table:table-row>
            <table:table-row table:style-name="ro1" table:default-cell-style-name="ce1">
              <table:table-cell>
                <text:p text:style-name="P1">Switch Grid To Fast Grid1</text:p>
              </table:table-cell>
              <table:table-cell>
                <text:p text:style-name="P1">Alt+1</text:p>
              </table:table-cell>
            </table:table-row>
            <table:table-row table:style-name="ro1" table:default-cell-style-name="ce1">
              <table:table-cell>
                <text:p text:style-name="P1">Switch Grid To Fast Grid2</text:p>
              </table:table-cell>
              <table:table-cell>
                <text:p text:style-name="P1">Alt+2</text:p>
              </table:table-cell>
            </table:table-row>
            <table:table-row table:style-name="ro1" table:default-cell-style-name="ce1">
              <table:table-cell>
                <text:p text:style-name="P1">Switch Grid To Next</text:p>
              </table:table-cell>
              <table:table-cell>
                <text:p text:style-name="P1">N</text:p>
              </table:table-cell>
            </table:table-row>
            <table:table-row table:style-name="ro1" table:default-cell-style-name="ce1">
              <table:table-cell>
                <text:p text:style-name="P1">Switch Grid to Previous</text:p>
              </table:table-cell>
              <table:table-cell>
                <text:p text:style-name="P1">Shift+N</text:p>
              </table:table-cell>
            </table:table-row>
            <table:table-row table:style-name="ro1" table:default-cell-style-name="ce1">
              <table:table-cell>
                <text:p text:style-name="P1">Record Macro 0</text:p>
              </table:table-cell>
              <table:table-cell>
                <text:p text:style-name="P1">Cmd+0</text:p>
              </table:table-cell>
            </table:table-row>
            <table:table-row table:style-name="ro1" table:default-cell-style-name="ce1">
              <table:table-cell>
                <text:p text:style-name="P1">Call Macro 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Record Macro 1</text:p>
              </table:table-cell>
              <table:table-cell>
                <text:p text:style-name="P1">Cmd+1</text:p>
              </table:table-cell>
            </table:table-row>
            <table:table-row table:style-name="ro1" table:default-cell-style-name="ce1">
              <table:table-cell>
                <text:p text:style-name="P1">Call Macro 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Record Macro 2</text:p>
              </table:table-cell>
              <table:table-cell>
                <text:p text:style-name="P1">Cmd+2</text:p>
              </table:table-cell>
            </table:table-row>
            <table:table-row table:style-name="ro1" table:default-cell-style-name="ce1">
              <table:table-cell>
                <text:p text:style-name="P1">Call Macro 2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Record Macro 3</text:p>
              </table:table-cell>
              <table:table-cell>
                <text:p text:style-name="P1">Cmd+3</text:p>
              </table:table-cell>
            </table:table-row>
            <table:table-row table:style-name="ro1" table:default-cell-style-name="ce1">
              <table:table-cell>
                <text:p text:style-name="P1">Call Macro 3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1">
              <table:table-cell>
                <text:p text:style-name="P1">Record Macro 4</text:p>
              </table:table-cell>
              <table:table-cell>
                <text:p text:style-name="P1">Cmd+4</text:p>
              </table:table-cell>
            </table:table-row>
            <table:table-row table:style-name="ro2" table:default-cell-style-name="ce1">
              <table:table-cell>
                <text:p text:style-name="P1">Call Macro 4</text:p>
              </table:table-cell>
              <table:table-cell>
                <text:p text:style-name="P1">4</text:p>
              </table:table-cell>
            </table:table-row>
            <table:table-row table:style-name="ro2" table:default-cell-style-name="ce1">
              <table:table-cell>
                <text:p text:style-name="P1">Record Macro 5</text:p>
              </table:table-cell>
              <table:table-cell>
                <text:p text:style-name="P1">Cmd+5</text:p>
              </table:table-cell>
            </table:table-row>
            <table:table-row table:style-name="ro1" table:default-cell-style-name="ce1">
              <table:table-cell>
                <text:p text:style-name="P1">Call Macro 5</text:p>
              </table:table-cell>
              <table:table-cell>
                <text:p text:style-name="P1">5</text:p>
              </table:table-cell>
            </table:table-row>
            <table:table-row table:style-name="ro1" table:default-cell-style-name="ce1">
              <table:table-cell>
                <text:p text:style-name="P1">Record Macro 6</text:p>
              </table:table-cell>
              <table:table-cell>
                <text:p text:style-name="P1">Cmd+6</text:p>
              </table:table-cell>
            </table:table-row>
            <table:table-row table:style-name="ro1" table:default-cell-style-name="ce1">
              <table:table-cell>
                <text:p text:style-name="P1">Call Macro 6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1">
              <table:table-cell>
                <text:p text:style-name="P1">Record Macro 7</text:p>
              </table:table-cell>
              <table:table-cell>
                <text:p text:style-name="P1">Cmd+7</text:p>
              </table:table-cell>
            </table:table-row>
            <table:table-row table:style-name="ro1" table:default-cell-style-name="ce1">
              <table:table-cell>
                <text:p text:style-name="P1">Call Macro 7</text:p>
              </table:table-cell>
              <table:table-cell>
                <text:p text:style-name="P1">7</text:p>
              </table:table-cell>
            </table:table-row>
            <table:table-row table:style-name="ro1" table:default-cell-style-name="ce1">
              <table:table-cell>
                <text:p text:style-name="P1">Record Macro 8</text:p>
              </table:table-cell>
              <table:table-cell>
                <text:p text:style-name="P1">Cmd+8</text:p>
              </table:table-cell>
            </table:table-row>
            <table:table-row table:style-name="ro1" table:default-cell-style-name="ce1">
              <table:table-cell>
                <text:p text:style-name="P1">Call Macro 8</text:p>
              </table:table-cell>
              <table:table-cell>
                <text:p text:style-name="P1">8</text:p>
              </table:table-cell>
            </table:table-row>
            <table:table-row table:style-name="ro1" table:default-cell-style-name="ce1">
              <table:table-cell>
                <text:p text:style-name="P1">Record Macro 9</text:p>
              </table:table-cell>
              <table:table-cell>
                <text:p text:style-name="P1">Cmd+9</text:p>
              </table:table-cell>
            </table:table-row>
            <table:table-row table:style-name="ro1" table:default-cell-style-name="ce2">
              <table:table-cell>
                <text:p text:style-name="P2">Call Macro 9</text:p>
              </table:table-cell>
              <table:table-cell>
                <text:p text:style-name="P2">9</text:p>
              </table:table-cell>
            </table:table-row>
            <table:table-row table:style-name="ro1" table:default-cell-style-name="ce2">
              <table:table-cell>
                <text:p text:style-name="P2">Toggle High Contrast Mode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Switch to Default Canvas</text:p>
              </table:table-cell>
              <table:table-cell>
                <text:p text:style-name="P2">Alt+F9</text:p>
              </table:table-cell>
            </table:table-row>
            <table:table-row table:style-name="ro1" table:default-cell-style-name="ce2">
              <table:table-cell>
                <text:p text:style-name="P2">Switch to Cairo Canvas</text:p>
              </table:table-cell>
              <table:table-cell>
                <text:p text:style-name="P2">Alt+F12</text:p>
              </table:table-cell>
            </table:table-row>
            <table:table-row table:style-name="ro1" table:default-cell-style-name="ce2">
              <table:table-cell>
                <text:p text:style-name="P2">Seitch to OpenGl Canvas</text:p>
              </table:table-cell>
              <table:table-cell>
                <text:p text:style-name="P2">Alt+F11</text:p>
              </table:table-cell>
            </table:table-row>
            <table:table-row table:style-name="ro1" table:default-cell-style-name="ce2">
              <table:table-cell>
                <text:p text:style-name="P2">すべてのゾーンをぬりつぶす</text:p>
              </table:table-cell>
              <table:table-cell>
                <text:p text:style-name="P2">B</text:p>
              </table:table-cell>
            </table:table-row>
            <table:table-row table:style-name="ro1" table:default-cell-style-name="ce2">
              <table:table-cell>
                <text:p text:style-name="P2">すべてのゾーンの塗りつぶしエリアを削除</text:p>
              </table:table-cell>
              <table:table-cell>
                <text:p text:style-name="P2">Cmd+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083cm" svg:height="24.132cm" svg:x="1.626cm" svg:y="2.661cm">
          <table:table table:template-name="lightblue" table:use-first-row-styles="true" table:use-banding-rows-styles="true">
            <table:table-column table:style-name="co4"/>
            <table:table-column table:style-name="co2"/>
            <table:table-row table:style-name="ro1" table:default-cell-style-name="ce1">
              <table:table-cell>
                <text:p text:style-name="P1">機能</text:p>
              </table:table-cell>
              <table:table-cell>
                <text:p text:style-name="P1">キー</text:p>
              </table:table-cell>
            </table:table-row>
            <table:table-row table:style-name="ro1" table:default-cell-style-name="ce1">
              <table:table-cell>
                <text:p text:style-name="P1">ズームイン</text:p>
              </table:table-cell>
              <table:table-cell>
                <text:p text:style-name="P1">Cmd++</text:p>
              </table:table-cell>
            </table:table-row>
            <table:table-row table:style-name="ro1" table:default-cell-style-name="ce1">
              <table:table-cell>
                <text:p text:style-name="P1">ズームアウト</text:p>
              </table:table-cell>
              <table:table-cell>
                <text:p text:style-name="P1">Cmd+-</text:p>
              </table:table-cell>
            </table:table-row>
            <table:table-row table:style-name="ro1" table:default-cell-style-name="ce1">
              <table:table-cell>
                <text:p text:style-name="P1">Zoom Redraw</text:p>
              </table:table-cell>
              <table:table-cell>
                <text:p text:style-name="P1">Cmd+R</text:p>
              </table:table-cell>
            </table:table-row>
            <table:table-row table:style-name="ro1" table:default-cell-style-name="ce1">
              <table:table-cell>
                <text:p text:style-name="P1">Zoom Center</text:p>
              </table:table-cell>
              <table:table-cell>
                <text:p text:style-name="P1">F4</text:p>
              </table:table-cell>
            </table:table-row>
            <table:table-row table:style-name="ro1" table:default-cell-style-name="ce1">
              <table:table-cell>
                <text:p text:style-name="P1">自動ズーム</text:p>
              </table:table-cell>
              <table:table-cell>
                <text:p text:style-name="P1">Cmd+0</text:p>
              </table:table-cell>
            </table:table-row>
            <table:table-row table:style-name="ro1" table:default-cell-style-name="ce1">
              <table:table-cell>
                <text:p text:style-name="P1">3Dビュワー</text:p>
              </table:table-cell>
              <table:table-cell>
                <text:p text:style-name="P1">Alt+3</text:p>
              </table:table-cell>
            </table:table-row>
            <table:table-row table:style-name="ro1" table:default-cell-style-name="ce1">
              <table:table-cell>
                <text:p text:style-name="P1">Switch Units</text:p>
              </table:table-cell>
              <table:table-cell>
                <text:p text:style-name="P1">Cmd+U</text:p>
              </table:table-cell>
            </table:table-row>
            <table:table-row table:style-name="ro1" table:default-cell-style-name="ce1">
              <table:table-cell>
                <text:p text:style-name="P1">Reset Local Coordinates</text:p>
              </table:table-cell>
              <table:table-cell>
                <text:p text:style-name="P1">Space</text:p>
              </table:table-cell>
            </table:table-row>
            <table:table-row table:style-name="ro1" table:default-cell-style-name="ce1">
              <table:table-cell>
                <text:p text:style-name="P1">Set Grid Origin</text:p>
              </table:table-cell>
              <table:table-cell>
                <text:p text:style-name="P1">S</text:p>
              </table:table-cell>
            </table:table-row>
            <table:table-row table:style-name="ro1" table:default-cell-style-name="ce1">
              <table:table-cell>
                <text:p text:style-name="P1">グリッド原点のリセット</text:p>
              </table:table-cell>
              <table:table-cell>
                <text:p text:style-name="P1">Z</text:p>
              </table:table-cell>
            </table:table-row>
            <table:table-row table:style-name="ro1" table:default-cell-style-name="ce1">
              <table:table-cell>
                <text:p text:style-name="P1">元に戻す</text:p>
              </table:table-cell>
              <table:table-cell>
                <text:p text:style-name="P1">Cmd+Z</text:p>
              </table:table-cell>
            </table:table-row>
            <table:table-row table:style-name="ro1" table:default-cell-style-name="ce1">
              <table:table-cell>
                <text:p text:style-name="P1">Redo</text:p>
              </table:table-cell>
              <table:table-cell>
                <text:p text:style-name="P1">Cmd+Shift+Z</text:p>
              </table:table-cell>
            </table:table-row>
            <table:table-row table:style-name="ro1" table:default-cell-style-name="ce1">
              <table:table-cell>
                <text:p text:style-name="P1">Mouse Left Click</text:p>
              </table:table-cell>
              <table:table-cell>
                <text:p text:style-name="P1">Return</text:p>
              </table:table-cell>
            </table:table-row>
            <table:table-row table:style-name="ro1" table:default-cell-style-name="ce1">
              <table:table-cell>
                <text:p text:style-name="P1">Mouse Left Double Click</text:p>
              </table:table-cell>
              <table:table-cell>
                <text:p text:style-name="P1">End</text:p>
              </table:table-cell>
            </table:table-row>
            <table:table-row table:style-name="ro1" table:default-cell-style-name="ce1">
              <table:table-cell>
                <text:p text:style-name="P1">Track Display Mode</text:p>
              </table:table-cell>
              <table:table-cell>
                <text:p text:style-name="P1">K</text:p>
              </table:table-cell>
            </table:table-row>
            <table:table-row table:style-name="ro1" table:default-cell-style-name="ce1">
              <table:table-cell>
                <text:p text:style-name="P1">Delete Track of Footprint</text:p>
              </table:table-cell>
              <table:table-cell>
                <text:p text:style-name="P1">Del</text:p>
              </table:table-cell>
            </table:table-row>
            <table:table-row table:style-name="ro1" table:default-cell-style-name="ce1">
              <table:table-cell>
                <text:p text:style-name="P1">Delete Track Segment</text:p>
              </table:table-cell>
              <table:table-cell>
                <text:p text:style-name="P1">BkSp</text:p>
              </table:table-cell>
            </table:table-row>
            <table:table-row table:style-name="ro1" table:default-cell-style-name="ce1">
              <table:table-cell>
                <text:p text:style-name="P1">Add New Track</text:p>
              </table:table-cell>
              <table:table-cell>
                <text:p text:style-name="P1">X</text:p>
              </table:table-cell>
            </table:table-row>
            <table:table-row table:style-name="ro1" table:default-cell-style-name="ce1">
              <table:table-cell>
                <text:p text:style-name="P1">Add Trough Via</text:p>
              </table:table-cell>
              <table:table-cell>
                <text:p text:style-name="P1">V</text:p>
              </table:table-cell>
            </table:table-row>
            <table:table-row table:style-name="ro1" table:default-cell-style-name="ce1">
              <table:table-cell>
                <text:p text:style-name="P1">Add Bind/Buried Via</text:p>
              </table:table-cell>
              <table:table-cell>
                <text:p text:style-name="P1">Alt+Shift+V</text:p>
              </table:table-cell>
            </table:table-row>
            <table:table-row table:style-name="ro2" table:default-cell-style-name="ce1">
              <table:table-cell>
                <text:p text:style-name="P1">Add Micro Via</text:p>
              </table:table-cell>
              <table:table-cell>
                <text:p text:style-name="P1">Cmd+V</text:p>
              </table:table-cell>
            </table:table-row>
            <table:table-row table:style-name="ro2" table:default-cell-style-name="ce1">
              <table:table-cell>
                <text:p text:style-name="P1">Select Layer and Add Through Via</text:p>
              </table:table-cell>
              <table:table-cell>
                <text:p text:style-name="P1">&lt;</text:p>
              </table:table-cell>
            </table:table-row>
            <table:table-row table:style-name="ro1" table:default-cell-style-name="ce1">
              <table:table-cell>
                <text:p text:style-name="P1">Select Layer and Add Blind/Buried Via</text:p>
              </table:table-cell>
              <table:table-cell>
                <text:p text:style-name="P1">Alt+&lt;</text:p>
              </table:table-cell>
            </table:table-row>
            <table:table-row table:style-name="ro1" table:default-cell-style-name="ce1">
              <table:table-cell>
                <text:p text:style-name="P1">配線の形状を変更</text:p>
              </table:table-cell>
              <table:table-cell>
                <text:p text:style-name="P1">/</text:p>
              </table:table-cell>
            </table:table-row>
            <table:table-row table:style-name="ro1" table:default-cell-style-name="ce1">
              <table:table-cell>
                <text:p text:style-name="P1">Drag Track keep Slope</text:p>
              </table:table-cell>
              <table:table-cell>
                <text:p text:style-name="P1">D</text:p>
              </table:table-cell>
            </table:table-row>
            <table:table-row table:style-name="ro1" table:default-cell-style-name="ce1">
              <table:table-cell>
                <text:p text:style-name="P1">アイテムの配置</text:p>
              </table:table-cell>
              <table:table-cell>
                <text:p text:style-name="P1">P</text:p>
              </table:table-cell>
            </table:table-row>
            <table:table-row table:style-name="ro1" table:default-cell-style-name="ce1">
              <table:table-cell>
                <text:p text:style-name="P1">Copy Item</text:p>
              </table:table-cell>
              <table:table-cell>
                <text:p text:style-name="P1">C</text:p>
              </table:table-cell>
            </table:table-row>
            <table:table-row table:style-name="ro1" table:default-cell-style-name="ce1">
              <table:table-cell>
                <text:p text:style-name="P1">アイテムの移動</text:p>
              </table:table-cell>
              <table:table-cell>
                <text:p text:style-name="P1">M</text:p>
              </table:table-cell>
            </table:table-row>
            <table:table-row table:style-name="ro1" table:default-cell-style-name="ce1">
              <table:table-cell>
                <text:p text:style-name="P1">Flip Item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Rotate Item</text:p>
              </table:table-cell>
              <table:table-cell>
                <text:p text:style-name="P1">R</text:p>
              </table:table-cell>
            </table:table-row>
            <table:table-row table:style-name="ro1" table:default-cell-style-name="ce2">
              <table:table-cell>
                <text:p text:style-name="P2">Move Item Exactly</text:p>
              </table:table-cell>
              <table:table-cell>
                <text:p text:style-name="P2">Cmd+M</text:p>
              </table:table-cell>
            </table:table-row>
            <table:table-row table:style-name="ro1" table:default-cell-style-name="ce2">
              <table:table-cell>
                <text:p text:style-name="P2">Duplicate Item</text:p>
              </table:table-cell>
              <table:table-cell>
                <text:p text:style-name="P2">Cmd+D</text:p>
              </table:table-cell>
            </table:table-row>
            <table:table-row table:style-name="ro1" table:default-cell-style-name="ce2">
              <table:table-cell>
                <text:p text:style-name="P2">Duplicate Item and Increment</text:p>
              </table:table-cell>
              <table:table-cell>
                <text:p text:style-name="P2">Cmd+Shift+D</text:p>
              </table:table-cell>
            </table:table-row>
            <table:table-row table:style-name="ro1" table:default-cell-style-name="ce2">
              <table:table-cell>
                <text:p text:style-name="P2">配列の作成</text:p>
              </table:table-cell>
              <table:table-cell>
                <text:p text:style-name="P2">Cmd+N</text:p>
              </table:table-cell>
            </table:table-row>
            <table:table-row table:style-name="ro1" table:default-cell-style-name="ce2">
              <table:table-cell>
                <text:p text:style-name="P2">Drag Item</text:p>
              </table:table-cell>
              <table:table-cell>
                <text:p text:style-name="P2">G</text:p>
              </table:table-cell>
            </table:table-row>
            <table:table-row table:style-name="ro1" table:default-cell-style-name="ce2">
              <table:table-cell>
                <text:p text:style-name="P2">フットプリントの検索と移動</text:p>
              </table:table-cell>
              <table:table-cell>
                <text:p text:style-name="P2">T</text:p>
              </table:table-cell>
            </table:table-row>
            <table:table-row table:style-name="ro1" table:default-cell-style-name="ce2">
              <table:table-cell>
                <text:p text:style-name="P2">Lock/Unlock Footprint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Save Board</text:p>
              </table:table-cell>
              <table:table-cell>
                <text:p text:style-name="P2">Cmd+S</text:p>
              </table:table-cell>
            </table:table-row>
            <table:table-row table:style-name="ro3" table:default-cell-style-name="ce2">
              <table:table-cell>
                <text:p text:style-name="P2">Save Board As</text:p>
              </table:table-cell>
              <table:table-cell>
                <text:p text:style-name="P2">Cmd+Shift+S</text:p>
              </table:table-cell>
            </table:table-row>
            <table:table-row table:style-name="ro1" table:default-cell-style-name="ce2">
              <table:table-cell>
                <text:p text:style-name="P2">Load Board</text:p>
              </table:table-cell>
              <table:table-cell>
                <text:p text:style-name="P2">Cmd+L</text:p>
              </table:table-cell>
            </table:table-row>
            <table:table-row table:style-name="ro1" table:default-cell-style-name="ce2">
              <table:table-cell>
                <text:p text:style-name="P2">アイテム検索</text:p>
              </table:table-cell>
              <table:table-cell>
                <text:p text:style-name="P2">Cmd+F</text:p>
              </table:table-cell>
            </table:table-row>
            <table:table-row table:style-name="ro1" table:default-cell-style-name="ce2">
              <table:table-cell>
                <text:p text:style-name="P2">Edit Item</text:p>
              </table:table-cell>
              <table:table-cell>
                <text:p text:style-name="P2">E</text:p>
              </table:table-cell>
            </table:table-row>
            <table:table-row table:style-name="ro1" table:default-cell-style-name="ce2">
              <table:table-cell>
                <text:p text:style-name="P2">フットプリントエディタで編集</text:p>
              </table:table-cell>
              <table:table-cell>
                <text:p text:style-name="P2">Cmd+E</text:p>
              </table:table-cell>
            </table:table-row>
            <table:table-row table:style-name="ro1" table:default-cell-style-name="ce2">
              <table:table-cell>
                <text:p text:style-name="P2">Switch Copper(B.Cu) layer</text:p>
              </table:table-cell>
              <table:table-cell>
                <text:p text:style-name="P2">PgDn</text:p>
              </table:table-cell>
            </table:table-row>
            <table:table-row table:style-name="ro1" table:default-cell-style-name="ce2">
              <table:table-cell>
                <text:p text:style-name="P2">Switch to Inner layer 1</text:p>
              </table:table-cell>
              <table:table-cell>
                <text:p text:style-name="P2">F5</text:p>
              </table:table-cell>
            </table:table-row>
            <table:table-row table:style-name="ro1" table:default-cell-style-name="ce2">
              <table:table-cell>
                <text:p text:style-name="P2">Switch to Inner layer 2 </text:p>
              </table:table-cell>
              <table:table-cell>
                <text:p text:style-name="P2">F6</text:p>
              </table:table-cell>
            </table:table-row>
            <table:table-row table:style-name="ro1" table:default-cell-style-name="ce2">
              <table:table-cell>
                <text:p text:style-name="P2">Switch to Inner layer 3</text:p>
              </table:table-cell>
              <table:table-cell>
                <text:p text:style-name="P2">F7</text:p>
              </table:table-cell>
            </table:table-row>
            <table:table-row table:style-name="ro1" table:default-cell-style-name="ce2">
              <table:table-cell>
                <text:p text:style-name="P2">Switch to Inner layer 4</text:p>
              </table:table-cell>
              <table:table-cell>
                <text:p text:style-name="P2">F8</text:p>
              </table:table-cell>
            </table:table-row>
            <table:table-row table:style-name="ro1" table:default-cell-style-name="ce2">
              <table:table-cell>
                <text:p text:style-name="P2">Switch to Inner layer 5</text:p>
              </table:table-cell>
              <table:table-cell>
                <text:p text:style-name="P2">Shift+F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0.1cm" svg:height="0.886cm" svg:x="1.2cm" svg:y="1.279cm">
          <draw:text-box>
            <text:p text:style-name="P3"><text:span text:style-name="T1">Pcbnew:</text:span><text:span text:style-name="T1">プリント基板エディタ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2T08:09:22</meta:creation-date>
    <dc:date>2016-05-02T09:20:05</dc:date>
    <meta:editing-duration>PT48M32S</meta:editing-duration>
    <meta:editing-cycles>4</meta:editing-cycles>
    <meta:generator>OpenOffice/4.1.1$Unix OpenOffice.org_project/411m6$Build-9775</meta:generator>
    <meta:print-date>2016-05-02T09:10:29</meta:print-date>
    <meta:document-statistic meta:object-count="5"/>
  </office:meta>
</office:document-meta>
</file>